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" svg:font-family="Consolas"/>
    <style:font-face style:name="Arial4" svg:font-family="Arial" style:font-family-generic="modern"/>
    <style:font-face style:name="Consolas1" svg:font-family="Consolas" style:font-family-generic="modern"/>
    <style:font-face style:name="Consolas2" svg:font-family="Consolas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6" svg:font-family="Arial" style:font-family-generic="modern" style:font-pitch="variable"/>
    <style:font-face style:name="Consolas3" svg:font-family="Consolas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7" style:family="presentation" style:parent-style-name="כותרת_20_ותוכן-notes">
      <style:graphic-properties draw:fill-color="#ffffff" fo:min-height="13.364cm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9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.205cm" fo:margin-bottom="0cm" style:line-height-at-least="0.882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1" style:family="paragraph">
      <style:paragraph-properties fo:margin-left="1.524cm" fo:margin-right="0cm" fo:margin-top="0.131cm" fo:margin-bottom="0cm" fo:text-align="start" fo:text-indent="-0.634cm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.736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17" style:family="paragraph">
      <style:paragraph-properties fo:margin-left="1.429cm" fo:margin-right="0cm" fo:margin-top="0.205cm" fo:margin-bottom="0cm" fo:line-height="12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style:use-window-font-color="true" fo:font-size="2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ff0000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18pt" style:language-asian="en" style:country-asian="US" style:font-style-asian="normal" style:font-weight-asian="normal" style:font-name-complex="Arial3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18pt" style:language-asian="en" style:country-asian="US" style:font-style-asian="normal" style:font-weight-asian="normal" style:font-name-complex="Arial3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variant="normal" fo:text-transform="none" fo:color="#696464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4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18pt" style:language-asian="en" style:country-asian="US" style:font-style-asian="normal" style:font-weight-asian="bold" style:font-name-complex="Arial3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2060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18pt" style:language-asian="en" style:country-asian="US" style:font-style-asian="normal" style:font-weight-asian="bold" style:font-name-complex="Arial3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0000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18pt" style:language-asian="en" style:country-asian="US" style:font-style-asian="normal" style:font-weight-asian="bold" style:font-name-complex="Arial3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18pt" style:language-asian="en" style:country-asian="US" style:font-style-asian="normal" style:font-weight-asian="bold" style:font-name-complex="Arial3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1" style:family="text">
      <style:text-properties fo:font-variant="normal" fo:text-transform="none" fo:color="#008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4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7" style:family="text">
      <style:text-properties fo:font-variant="normal" fo:text-transform="none" fo:color="#0000cc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29" style:family="text">
      <style:text-properties fo:font-variant="normal" fo:text-transform="none" fo:color="#0066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Consolas2" style:font-size-complex="28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31" style:family="text">
      <style:text-properties fo:font-variant="normal" fo:text-transform="none" fo:color="#006600" style:text-line-through-style="none" style:text-line-through-type="none" style:text-position="0% 100%" style:font-name="Arial1" fo:font-size="30pt" fo:letter-spacing="normal" fo:font-style="normal" style:text-underline-style="none" fo:font-weight="bold" style:font-size-asian="30pt" style:font-style-asian="normal" style:font-weight-asian="bold" style:font-name-complex="Consolas2" style:font-size-complex="30pt" style:font-style-complex="normal" style:font-weight-complex="bold"/>
    </style:style>
    <style:style style:name="T32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4" style:family="text">
      <style:text-properties fo:font-variant="normal" fo:text-transform="none" fo:color="#8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6" style:family="text">
      <style:text-properties fo:font-variant="normal" fo:text-transform="none" fo:color="#00b05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0" style:family="text">
      <style:text-properties fo:font-variant="normal" fo:text-transform="none" fo:color="#000099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1" style:family="text">
      <style:text-properties fo:font-variant="normal" fo:text-transform="none" fo:color="#339966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2" style:family="text">
      <style:text-properties fo:font-variant="normal" fo:text-transform="none" style:use-window-font-color="true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35cm"/>
        <style:text-properties style:font-name="Arial3" fo:color="#d34817" fo:font-size="100%"/>
      </text:list-level-style-bullet>
      <text:list-level-style-number text:level="2" style:num-format="">
        <style:list-level-properties text:space-before="1.5cm" text:min-label-width="0.9cm"/>
        <style:text-properties fo:color="#9b2d1f" fo:font-size="8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35cm"/>
        <style:text-properties style:font-name="Arial3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488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lass Templates</text:span></text:p>
          </draw:text-box>
        </draw:frame>
        <draw:frame draw:name="כותרת משנה 5" presentation:style-name="pr2" draw:text-style-name="P4" draw:layer="layout" svg:width="17.779cm" svg:height="4.444cm" svg:x="3.599cm" svg:y="8.89cm">
          <draw:text-box>
            <text:p text:style-name="P3"><text:span text:style-name="T2">Version 1: Dr. Ofir Pele</text:span></text:p>
            <text:p text:style-name="P3"><text:span text:style-name="T2">Version 2: Dr. Erel Segal-Halev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ing Stack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4.129cm" svg:height="1.776cm" svg:x="0.423cm" svg:y="0.763cm" presentation:class="title" presentation:user-transformed="true">
          <draw:text-box>
            <text:p text:style-name="P6"><text:span text:style-name="T3">String</text:span><text:span text:style-name="T4"> Stack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מציין מיקום תוכן 3" presentation:style-name="pr6" draw:text-style-name="P10" draw:layer="layout" svg:width="24.552cm" svg:height="15.874cm" svg:x="0.423cm" svg:y="2.54cm" presentation:class="outline" presentation:user-transformed="true">
          <draw:text-box>
            <text:p text:style-name="P9"><text:span text:style-name="T6">class</text:span><text:span text:style-name="T7"> StrStk { </text:span><text:span text:style-name="T7"><text:line-break/></text:span><text:span text:style-name="T6">public</text:span><text:span text:style-name="T7">: </text:span><text:span text:style-name="T7"><text:line-break/></text:span><text:span text:style-name="T7">  </text:span><text:span text:style-name="T8">StrStk</text:span><text:span text:style-name="T7">():m_first(</text:span><text:span text:style-name="T6">nullptr</text:span><text:span text:style-name="T7">) { } </text:span><text:span text:style-name="T7"><text:line-break/></text:span><text:span text:style-name="T7">  </text:span><text:span text:style-name="T6">void</text:span><text:span text:style-name="T7"> </text:span><text:span text:style-name="T8">push</text:span><text:span text:style-name="T7"> (</text:span><text:span text:style-name="T9">string</text:span><text:span text:style-name="T7"> </text:span><text:span text:style-name="T6">const</text:span><text:span text:style-name="T7">&amp; s )  {m_first=</text:span><text:span text:style-name="T6">new</text:span><text:span text:style-name="T7"> Node(s,m_first);} </text:span><text:span text:style-name="T7"><text:line-break/></text:span><text:span text:style-name="T7">  </text:span><text:span text:style-name="T6">bool</text:span><text:span text:style-name="T7"> </text:span><text:span text:style-name="T8">isEmpty</text:span><text:span text:style-name="T7">() </text:span><text:span text:style-name="T6">const</text:span><text:span text:style-name="T7"> {</text:span><text:span text:style-name="T6">return</text:span><text:span text:style-name="T7"> m_first==nullptr;} </text:span><text:span text:style-name="T7"><text:line-break/></text:span><text:span text:style-name="T7">  </text:span><text:span text:style-name="T6">const </text:span><text:span text:style-name="T9">string</text:span><text:span text:style-name="T7">&amp; </text:span><text:span text:style-name="T8">top</text:span><text:span text:style-name="T7"> () </text:span><text:span text:style-name="T6">const</text:span><text:span text:style-name="T7"> {</text:span><text:span text:style-name="T6">return</text:span><text:span text:style-name="T7"> m_first-&gt;m_value;} </text:span><text:span text:style-name="T7"><text:line-break/></text:span><text:span text:style-name="T7">  </text:span><text:span text:style-name="T6">void</text:span><text:span text:style-name="T7"> </text:span><text:span text:style-name="T8">pop</text:span><text:span text:style-name="T7"> () </text:span></text:p>
            <text:p text:style-name="P9"><text:span text:style-name="T10"><text:s text:c="2"/></text:span><text:span text:style-name="T10">{Node *n=m_first; m_first=m_first-&gt;m_next; </text:span><text:span text:style-name="T11">delete</text:span><text:span text:style-name="T10"> n;} </text:span><text:span text:style-name="T10"><text:line-break/></text:span><text:span text:style-name="T7">  ~</text:span><text:span text:style-name="T8">StrStk</text:span><text:span text:style-name="T7">() { </text:span><text:span text:style-name="T6">while</text:span><text:span text:style-name="T7"> (!isEmpty()) pop(); } </text:span><text:span text:style-name="T7"><text:line-break/></text:span><text:span text:style-name="T6">private</text:span><text:span text:style-name="T7">: </text:span><text:span text:style-name="T7"><text:line-break/></text:span><text:span text:style-name="T7">  </text:span><text:span text:style-name="T8">StrStk</text:span><text:span text:style-name="T7">(StrStk </text:span><text:span text:style-name="T6">const</text:span><text:span text:style-name="T7">&amp; rhs); <text:s text:c="3"/></text:span><text:span text:style-name="T6">StrStk&amp;</text:span><text:span text:style-name="T8"> operator=</text:span><text:span text:style-name="T7">(StrStk </text:span><text:span text:style-name="T6">const</text:span><text:span text:style-name="T7">&amp; rhs); </text:span></text:p>
            <text:p text:style-name="P9"><text:span text:style-name="T7">  </text:span><text:span text:style-name="T6">struct</text:span><text:span text:style-name="T7"> </text:span><text:span text:style-name="T8">Node</text:span><text:span text:style-name="T7"> { </text:span><text:span text:style-name="T7"><text:line-break/></text:span><text:span text:style-name="T7">    </text:span><text:span text:style-name="T9">string</text:span><text:span text:style-name="T7"> m_value; </text:span><text:span text:style-name="T7"><text:line-break/></text:span><text:span text:style-name="T7">    Node* m_next; </text:span><text:span text:style-name="T7"><text:line-break/></text:span><text:span text:style-name="T7">    Node(</text:span><text:span text:style-name="T9">string</text:span><text:span text:style-name="T7"> </text:span><text:span text:style-name="T6">const</text:span><text:span text:style-name="T7">&amp; v ,Node* n):m_value(v),m_next(n) { } </text:span><text:span text:style-name="T7"><text:line-break/></text:span><text:span text:style-name="T7">  }; </text:span><text:span text:style-name="T7"><text:line-break/></text:span><text:span text:style-name="T7">  Node* m_first; </text:span><text:span text:style-name="T7"><text:line-break/></text:span><text:span text:style-name="T7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Class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Generic Class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1"><text:span text:style-name="T12"/></text:p>
            <text:list text:style-name="L4">
              <text:list-item>
                <text:p text:style-name="P12"><text:span text:style-name="T12">The actual code for maintaining the stack has nothing to do with the particulars of the string type.</text:span></text:p>
              </text:list-item>
              <text:list-item>
                <text:p text:style-name="P12"><text:span text:style-name="T12">Can we have a generic implementation of stack?</text:span></text:p>
              </text:list-item>
            </text:list>
            <text:p text:style-name="P12"><text:span text:style-name="T12"/></text:p>
            <text:p text:style-name="P12"><text:span text:style-name="T1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Stack (Stk.hpp)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4.129cm" svg:height="1.776cm" svg:x="0.423cm" svg:y="0.763cm" presentation:class="title" presentation:user-transformed="true">
          <draw:text-box>
            <text:p text:style-name="P6"><text:span text:style-name="T4">Generic Stack </text:span><text:span text:style-name="T13">(folder 2)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מציין מיקום תוכן 3" presentation:style-name="pr6" draw:text-style-name="P10" draw:layer="layout" svg:width="24.552cm" svg:height="15.874cm" svg:x="0.423cm" svg:y="2.54cm" presentation:class="outline" presentation:user-transformed="true">
          <draw:text-box>
            <text:p text:style-name="P9"><text:span text:style-name="T14">template </text:span><text:span text:style-name="T15">&lt;</text:span><text:span text:style-name="T14">typename </text:span><text:span text:style-name="T16">T</text:span><text:span text:style-name="T17">&gt; class </text:span><text:span text:style-name="T10">Stk { </text:span><text:span text:style-name="T10"><text:line-break/></text:span><text:span text:style-name="T11">public</text:span><text:span text:style-name="T10">: </text:span><text:span text:style-name="T10"><text:line-break/></text:span><text:span text:style-name="T10">  </text:span><text:span text:style-name="T17">Stk</text:span><text:span text:style-name="T10">():m_first(</text:span><text:span text:style-name="T11">nullptr</text:span><text:span text:style-name="T10">) { } </text:span><text:span text:style-name="T10"><text:line-break/></text:span><text:span text:style-name="T10">  ~</text:span><text:span text:style-name="T17">Stk</text:span><text:span text:style-name="T10">() { </text:span><text:span text:style-name="T11">while</text:span><text:span text:style-name="T10"> (!isEmpty()) pop(); } </text:span><text:span text:style-name="T10"><text:line-break/></text:span><text:span text:style-name="T10">  </text:span><text:span text:style-name="T11">void</text:span><text:span text:style-name="T10"> </text:span><text:span text:style-name="T17">push</text:span><text:span text:style-name="T10"> (</text:span><text:span text:style-name="T6">const </text:span><text:span text:style-name="T18">T</text:span><text:span text:style-name="T7">&amp; s)  {m_first=</text:span><text:span text:style-name="T6">new</text:span><text:span text:style-name="T7"> Node(s,m_first);} </text:span><text:span text:style-name="T7"><text:line-break/></text:span><text:span text:style-name="T7">  </text:span><text:span text:style-name="T6">bool</text:span><text:span text:style-name="T7"> </text:span><text:span text:style-name="T8">isEmpty</text:span><text:span text:style-name="T7">() </text:span><text:span text:style-name="T6">const</text:span><text:span text:style-name="T7"> {</text:span><text:span text:style-name="T6">return</text:span><text:span text:style-name="T7"> m_first==</text:span><text:span text:style-name="T6">nullptr</text:span><text:span text:style-name="T7">;} </text:span><text:span text:style-name="T7"><text:line-break/></text:span><text:span text:style-name="T7">  </text:span><text:span text:style-name="T6">const </text:span><text:span text:style-name="T18">T</text:span><text:span text:style-name="T7">&amp; </text:span><text:span text:style-name="T8">top</text:span><text:span text:style-name="T7"> () </text:span><text:span text:style-name="T6">const</text:span><text:span text:style-name="T7"> {</text:span><text:span text:style-name="T6">return</text:span><text:span text:style-name="T7"> m_first-&gt;m_value;} </text:span><text:span text:style-name="T7"><text:line-break/></text:span><text:span text:style-name="T7">  </text:span><text:span text:style-name="T6">void</text:span><text:span text:style-name="T7"> </text:span><text:span text:style-name="T8">pop</text:span><text:span text:style-name="T7"> () </text:span></text:p>
            <text:p text:style-name="P9"><text:span text:style-name="T10"><text:s text:c="2"/></text:span><text:span text:style-name="T10">{Node *n=m_first; m_first=m_first-&gt;m_next; </text:span><text:span text:style-name="T11">delete</text:span><text:span text:style-name="T10"> n;} </text:span><text:span text:style-name="T10"><text:line-break/></text:span><text:span text:style-name="T11">private</text:span><text:span text:style-name="T10">: </text:span><text:span text:style-name="T10"><text:line-break/></text:span><text:span text:style-name="T10">  </text:span><text:span text:style-name="T17">Stk</text:span><text:span text:style-name="T10">(</text:span><text:span text:style-name="T11">const </text:span><text:span text:style-name="T10">Stk&amp; rhs); </text:span><text:span text:style-name="T11">Stk&amp;</text:span><text:span text:style-name="T17"> operator=</text:span><text:span text:style-name="T10">(</text:span><text:span text:style-name="T11">const </text:span><text:span text:style-name="T10">Stk&amp; rhs); </text:span><text:span text:style-name="T10"><text:line-break/></text:span><text:span text:style-name="T10">  </text:span><text:span text:style-name="T11">struct</text:span><text:span text:style-name="T10"> </text:span><text:span text:style-name="T17">Node</text:span><text:span text:style-name="T10"> { </text:span><text:span text:style-name="T10"><text:line-break/></text:span><text:span text:style-name="T10">    </text:span><text:span text:style-name="T16">T</text:span><text:span text:style-name="T10"> m_value; </text:span><text:span text:style-name="T10"><text:line-break/></text:span><text:span text:style-name="T10">    Node* m_next; </text:span><text:span text:style-name="T10"><text:line-break/></text:span><text:span text:style-name="T10">    Node(</text:span><text:span text:style-name="T6">const </text:span><text:span text:style-name="T18">T</text:span><text:span text:style-name="T7">&amp; v ,Node* n):m_value(v),m_next(n) { } </text:span><text:span text:style-name="T7"><text:line-break/></text:span><text:span text:style-name="T7">  }; </text:span><text:span text:style-name="T7"><text:line-break/></text:span><text:span text:style-name="T7">  Node* m_first; </text:span><text:span text:style-name="T7"><text:line-break/></text:span><text:span text:style-name="T7">}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 Templates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Class Templat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3"><text:span text:style-name="T19">template</text:span><text:span text:style-name="T20">&lt;</text:span><text:span text:style-name="T19">typename</text:span><text:span text:style-name="T20"> T&gt; </text:span><text:span text:style-name="T20"><text:line-break/></text:span><text:span text:style-name="T19">class</text:span><text:span text:style-name="T20"> Stk </text:span><text:span text:style-name="T20"><text:line-break/></text:span><text:span text:style-name="T20">{ </text:span><text:span text:style-name="T20"><text:line-break/></text:span><text:span text:style-name="T20">  ...  </text:span><text:span text:style-name="T20"><text:line-break/></text:span><text:span text:style-name="T20">}; </text:span><text:span text:style-name="T20"><text:line-break/></text:span><text:span text:style-name="T20"><text:line-break/></text:span><text:span text:style-name="T20">Stk&lt;</text:span><text:span text:style-name="T19">int</text:span><text:span text:style-name="T20">&gt; intList; </text:span><text:span text:style-name="T21">// T = int </text:span><text:span text:style-name="T21"><text:line-break/></text:span><text:span text:style-name="T20">Stk&lt;string&gt; stringList; </text:span><text:span text:style-name="T21">// T = string </text:span><text:span text:style-name="T21"><text:line-break/></text:span><text:span text:style-name="T20"><text:line-break/></text:span><text:span text:style-name="T20"><text:line-break/></text:span><text:span text:style-name="T20"/></text:p>
            <text:p text:style-name="P13"><text:span text:style-name="T20"><text:line-break/></text:span><text:span text:style-name="T2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 Templates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Class Templat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2"><text:span text:style-name="T22">The code is similar to non-template code, but:</text:span></text:p>
            <text:list text:style-name="L5">
              <text:list-item>
                <text:p text:style-name="P13"><text:span text:style-name="T22">Add </text:span><text:span text:style-name="T23">template</text:span><text:span text:style-name="T22">&lt;…&gt; statement before the class definition</text:span></text:p>
              </text:list-item>
              <text:list-item>
                <text:p text:style-name="P12"><text:span text:style-name="T22">Use template argument as type in class definition</text:span></text:p>
              </text:list-item>
              <text:list-item>
                <text:p text:style-name="P12"><text:span text:style-name="T22">To implement methods outside the class definition (but still in header: .h.hpp, not in a cpp file!):</text:span></text:p>
              </text:list-item>
            </text:list>
            <text:p text:style-name="P14"><text:span text:style-name="T24">template</text:span><text:span text:style-name="T25"> &lt;</text:span><text:span text:style-name="T24">typename </text:span><text:span text:style-name="T25">T&gt; </text:span><text:span text:style-name="T25"><text:line-break/></text:span><text:span text:style-name="T23">bool</text:span><text:span text:style-name="T26"> Stk</text:span><text:span text:style-name="T25">&lt;T&gt;</text:span><text:span text:style-name="T26">::isEmpty() </text:span><text:span text:style-name="T23">const</text:span><text:span text:style-name="T26"> </text:span><text:span text:style-name="T26"><text:line-break/></text:span><text:span text:style-name="T26">{ </text:span><text:span text:style-name="T26"><text:line-break/></text:span><text:span text:style-name="T26">  </text:span><text:span text:style-name="T23">return</text:span><text:span text:style-name="T26"> m_first==nullptr; </text:span><text:span text:style-name="T26"><text:line-break/></text:span><text:span text:style-name="T26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שקופית_20_כותרת" presentation:presentation-page-layout-name="AL1T0">
        <draw:frame draw:name="מציין מיקום של מספר שקופית 2" presentation:style-name="pr9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כותרת 6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Example of generic programming - </text:span><text:span text:style-name="T1"><text:line-break/></text:span><text:span text:style-name="T1">Iterato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Constructing a List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6">
              <text:list-item>
                <text:p text:style-name="P15"><text:span text:style-name="T22">We want to initialize a stack from a primitive array.</text:span></text:p>
              </text:list-item>
            </text:list>
            <text:p text:style-name="P15"><text:span text:style-name="T22"/></text:p>
            <text:list text:continue-numbering="true" text:style-name="L6">
              <text:list-item>
                <text:p text:style-name="P15"><text:span text:style-name="T27">int arr[6];</text:span></text:p>
              </text:list-item>
              <text:list-item>
                <text:p text:style-name="P15"><text:span text:style-name="T28">We can use a pointer to initial position and </text:span><text:span text:style-name="T28"><text:line-break/></text:span><text:span text:style-name="T29">one to the position after the last</text:span><text:span text:style-name="T28">:</text:span></text:p>
              </text:list-item>
              <text:list-item>
                <text:p text:style-name="P15"><text:span text:style-name="T30">Stk&lt;int&gt; myStack(</text:span><text:span text:style-name="T30"><text:line-break/></text:span><text:span text:style-name="T30"> <text:s text:c="3"/>arr,</text:span><text:span text:style-name="T31">arr</text:span><text:span text:style-name="T29">+sizeof(arr)/sizeof(*arr)</text:span><text:span text:style-name="T30">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3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Constructing a List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6" draw:text-style-name="P16" draw:layer="layout" svg:width="24.341cm" svg:height="15.874cm" svg:x="0.847cm" svg:y="2.54cm" presentation:class="outline" presentation:user-transformed="true">
          <draw:text-box>
            <text:p text:style-name="P13"><text:span text:style-name="T21">// Fancy copy from array </text:span><text:span text:style-name="T21"><text:line-break/></text:span><text:span text:style-name="T19">template</text:span><text:span text:style-name="T20">&lt; </text:span><text:span text:style-name="T19">typename </text:span><text:span text:style-name="T20">T &gt; </text:span><text:span text:style-name="T20"><text:line-break/></text:span><text:span text:style-name="T20">Stk&lt;T&gt;::Stk&lt;T&gt;(</text:span><text:span text:style-name="T19">const </text:span><text:span text:style-name="T20">T* begin, </text:span><text:span text:style-name="T19">const </text:span><text:span text:style-name="T20">T* end) { </text:span><text:span text:style-name="T20"><text:line-break/></text:span><text:span text:style-name="T20">   </text:span><text:span text:style-name="T19">for</text:span><text:span text:style-name="T20">(</text:span><text:span text:style-name="T19">const </text:span><text:span text:style-name="T20">T* p=begin; p!=end; ++p) {</text:span></text:p>
            <text:p text:style-name="P13"><text:span text:style-name="T20"><text:s text:c="6"/></text:span><text:span text:style-name="T20">push(*p); </text:span></text:p>
            <text:p text:style-name="P13"><text:span text:style-name="T20"><text:s text:c="3"/></text:span><text:span text:style-name="T20">}</text:span><text:span text:style-name="T20"><text:line-break/></text:span><text:span text:style-name="T20">}</text:span></text:p>
            <text:p text:style-name="P13"><text:span text:style-name="T2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Constructing a List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6" draw:text-style-name="P10" draw:layer="layout" svg:width="24.341cm" svg:height="15.874cm" svg:x="0.847cm" svg:y="2.54cm" presentation:class="outline" presentation:user-transformed="true">
          <draw:text-box>
            <text:p text:style-name="P13"><text:span text:style-name="T21">// Fancy copy from array </text:span><text:span text:style-name="T21"><text:line-break/></text:span><text:span text:style-name="T19">template</text:span><text:span text:style-name="T20">&lt; </text:span><text:span text:style-name="T19">typename </text:span><text:span text:style-name="T20">T &gt; </text:span><text:span text:style-name="T20"><text:line-break/></text:span><text:span text:style-name="T20">Stk&lt;T&gt;::Stk&lt;T&gt;(</text:span><text:span text:style-name="T19">const </text:span><text:span text:style-name="T20">T* begin, </text:span><text:span text:style-name="T19">const </text:span><text:span text:style-name="T20">T* end) { </text:span><text:span text:style-name="T20"><text:line-break/></text:span><text:span text:style-name="T20">   </text:span><text:span text:style-name="T19">for</text:span><text:span text:style-name="T20">(; begin!=end; ++begin) {</text:span></text:p>
            <text:p text:style-name="P13"><text:span text:style-name="T20"><text:s text:c="6"/></text:span><text:span text:style-name="T20">push(*begin); </text:span></text:p>
            <text:p text:style-name="P13"><text:span text:style-name="T20"><text:s text:c="3"/></text:span><text:span text:style-name="T20">}</text:span><text:span text:style-name="T20"><text:line-break/></text:span><text:span text:style-name="T20">}</text:span></text:p>
            <text:p text:style-name="P13"><text:span text:style-name="T2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er Paradigm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Pointer Paradigm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8" draw:text-style-name="P10" draw:layer="layout" svg:width="24.341cm" svg:height="15.874cm" svg:x="0.847cm" svg:y="2.963cm" presentation:class="outline" presentation:user-transformed="true">
          <draw:text-box>
            <text:p text:style-name="P12"><text:span text:style-name="T22">Code like:</text:span></text:p>
            <text:p text:style-name="P13"><text:span text:style-name="T23">const</text:span><text:span text:style-name="T26"> T* begin=theList;</text:span></text:p>
            <text:p text:style-name="P13"><text:span text:style-name="T23">const</text:span><text:span text:style-name="T26"> T* end= list+sizeof(theList)/sizeof(*theList);</text:span></text:p>
            <text:p text:style-name="P13"><text:span text:style-name="T23">for</text:span><text:span text:style-name="T26">(; begin!=end; ++begin) </text:span><text:span text:style-name="T26"><text:line-break/></text:span><text:span text:style-name="T26">{ </text:span><text:span text:style-name="T26"><text:line-break/></text:span><text:span text:style-name="T26">   </text:span><text:span text:style-name="T32">// Do something with *begin </text:span><text:span text:style-name="T32"><text:line-break/></text:span><text:span text:style-name="T26">} </text:span></text:p>
            <text:list text:style-name="L6">
              <text:list-item>
                <text:p text:style-name="P12"><text:span text:style-name="T22">Applies to all elements in [begin,end-1]</text:span></text:p>
              </text:list-item>
              <text:list-item>
                <text:p text:style-name="P12"><text:span text:style-name="T22">Common in C/C++ programs</text:span></text:p>
              </text:list-item>
              <text:list-item>
                <text:p text:style-name="P12"><text:span text:style-name="T22">Can we extend it to other container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terator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It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6">
              <text:list-item>
                <text:p text:style-name="P15"><text:span text:style-name="T33">Object that behaves “almost” like a pointer </text:span></text:p>
              </text:list-item>
              <text:list-item>
                <text:p text:style-name="P15"><text:span text:style-name="T22">Allows to iterate over elements of a container</text:span></text:p>
              </text:list-item>
            </text:list>
            <text:p text:style-name="P12"><text:span text:style-name="T22"/></text:p>
            <text:p text:style-name="P12"><text:span text:style-name="T22">Example:</text:span></text:p>
            <text:p text:style-name="P13"><text:span text:style-name="T26">Stk&lt;</text:span><text:span text:style-name="T23">int</text:span><text:span text:style-name="T26">&gt; L; </text:span><text:span text:style-name="T26"><text:line-break/></text:span><text:span text:style-name="T26">...</text:span><text:span text:style-name="T26"><text:line-break/></text:span><text:span text:style-name="T26">Stk&lt;</text:span><text:span text:style-name="T23">int</text:span><text:span text:style-name="T26">&gt;::iterator i; </text:span><text:span text:style-name="T26"><text:line-break/></text:span><text:span text:style-name="T23">for</text:span><text:span text:style-name="T26">( i = L.begin(); i != L.end(); ++i) </text:span><text:span text:style-name="T26"><text:line-break/></text:span><text:span text:style-name="T26"> <text:s text:c="3"/>cout &lt;&lt; </text:span><text:span text:style-name="T34">" "</text:span><text:span text:style-name="T26"> &lt;&lt; *i &lt;&lt; </text:span><text:span text:style-name="T34">"\n"</text:span><text:span text:style-name="T26">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terators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Iterator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2"><text:span text:style-name="T22">To emulate pointers, we need:</text:span></text:p>
            <text:list text:style-name="L7">
              <text:list-item>
                <text:p text:style-name="P12"><text:span text:style-name="T22">copy constructor</text:span></text:p>
              </text:list-item>
              <text:list-item>
                <text:p text:style-name="P13"><text:span text:style-name="T23">operator</text:span><text:span text:style-name="T26">= (copy) </text:span></text:p>
              </text:list-item>
              <text:list-item>
                <text:p text:style-name="P13"><text:span text:style-name="T23">operator</text:span><text:span text:style-name="T26">==, != (compare) </text:span></text:p>
              </text:list-item>
              <text:list-item>
                <text:p text:style-name="P13"><text:span text:style-name="T23">operator</text:span><text:span text:style-name="T26">* (access value) </text:span></text:p>
              </text:list-item>
              <text:list-item>
                <text:p text:style-name="P13"><text:span text:style-name="T23">operator</text:span><text:span text:style-name="T26">++ (increment) </text:span></text:p>
              </text:list-item>
            </text:list>
            <text:p text:style-name="P17"><text:span text:style-name="T26">And maybe:</text:span></text:p>
            <text:list text:continue-numbering="true" text:style-name="L7">
              <text:list-item>
                <text:p text:style-name="P13"><text:span text:style-name="T23">operator</text:span><text:span text:style-name="T26">[] (random access)</text:span></text:p>
              </text:list-item>
              <text:list-item>
                <text:p text:style-name="P13"><text:span text:style-name="T23">operator</text:span><text:span text:style-name="T26">+= / -= (random jump)</text:span></text:p>
              </text:list-item>
              <text:list-item>
                <text:p text:style-name="P13"><text:span text:style-name="T26">...</text:span></text:p>
              </text:list-item>
            </text:list>
            <text:p text:style-name="P12"><text:span text:style-name="T2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k&lt;T&gt; iterator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Stk&lt;T&gt; iterator</text:span><text:span text:style-name="T13"> (folder 2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2"><text:span text:style-name="T35">Create an inner class, keep a pointer to a node.</text:span></text:p>
            <text:p text:style-name="P13"><text:span text:style-name="T19">class</text:span><text:span text:style-name="T20"> iterator </text:span><text:span text:style-name="T20"><text:line-break/></text:span><text:span text:style-name="T20">{ </text:span><text:span text:style-name="T20"><text:line-break/></text:span><text:span text:style-name="T19">private</text:span><text:span text:style-name="T20">: </text:span><text:span text:style-name="T20"><text:line-break/></text:span><text:span text:style-name="T20">   Node *m_pointer; </text:span><text:span text:style-name="T20"><text:line-break/></text:span><text:span text:style-name="T20">}; </text:span><text:span text:style-name="T20"><text:line-break/></text:span><text:span text:style-name="T35">Provides encapsulation, since through such an iterator we cannot change the structure of the li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ing a Stk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Initializing a Stk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12"><text:span text:style-name="T22">We now want to initialize a stack from using parts of another stack. Something like:</text:span></text:p>
            <text:p text:style-name="P12"><text:span text:style-name="T26"/></text:p>
            <text:p text:style-name="P12"><text:span text:style-name="T26">Stk(iterator begin, iterator end) { </text:span><text:span text:style-name="T26"><text:line-break/></text:span><text:span text:style-name="T26">   </text:span><text:span text:style-name="T23">for</text:span><text:span text:style-name="T26">(; begin!=end; ++begin) {</text:span></text:p>
            <text:p text:style-name="P12"><text:span text:style-name="T26"><text:s text:c="6"/></text:span><text:span text:style-name="T26">push(*begin); </text:span></text:p>
            <text:p text:style-name="P12"><text:span text:style-name="T26"><text:s text:c="3"/></text:span><text:span text:style-name="T26">}</text:span><text:span text:style-name="T26"><text:line-break/></text:span><text:span text:style-name="T2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ing a Stk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Initializing a Stk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6" draw:text-style-name="P10" draw:layer="layout" svg:width="26.034cm" svg:height="15.874cm" svg:x="0.847cm" svg:y="2.54cm" presentation:class="outline" presentation:user-transformed="true">
          <draw:text-box>
            <text:p text:style-name="P12"><text:span text:style-name="T36">Compare:</text:span></text:p>
            <text:p text:style-name="P12"><text:span text:style-name="T37">Stk&lt;T&gt;::Stk&lt;T&gt;(iterator begin, iterator end) { </text:span><text:span text:style-name="T37"><text:line-break/></text:span><text:span text:style-name="T37">   </text:span><text:span text:style-name="T38">for</text:span><text:span text:style-name="T37">(; begin!=end; ++begin) {</text:span></text:p>
            <text:p text:style-name="P12"><text:span text:style-name="T37"><text:s text:c="6"/></text:span><text:span text:style-name="T37">push(*begin); </text:span></text:p>
            <text:p text:style-name="P12"><text:span text:style-name="T37"><text:s text:c="3"/></text:span><text:span text:style-name="T37">}</text:span><text:span text:style-name="T37"><text:line-break/></text:span><text:span text:style-name="T37">}</text:span></text:p>
            <text:p text:style-name="P12"><text:span text:style-name="T36">To:</text:span></text:p>
            <text:p text:style-name="P13"><text:span text:style-name="T37">Stk&lt;T&gt;::Stk&lt;T&gt;(</text:span><text:span text:style-name="T38">const </text:span><text:span text:style-name="T37">T* begin, </text:span><text:span text:style-name="T38">const </text:span><text:span text:style-name="T37">T* end) { </text:span><text:span text:style-name="T37"><text:line-break/></text:span><text:span text:style-name="T37">   </text:span><text:span text:style-name="T38">for</text:span><text:span text:style-name="T37">(; begin!=end; ++begin) {</text:span></text:p>
            <text:p text:style-name="P13"><text:span text:style-name="T37"><text:s text:c="6"/></text:span><text:span text:style-name="T37">push(*begin); </text:span></text:p>
            <text:p text:style-name="P13"><text:span text:style-name="T37"><text:s text:c="3"/></text:span><text:span text:style-name="T37">}</text:span><text:span text:style-name="T37"><text:line-break/></text:span><text:span text:style-name="T37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Construc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Generic Construc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2"><text:span text:style-name="T22">The code for copying using </text:span></text:p>
            <text:list text:style-name="L8">
              <text:list-item>
                <text:list>
                  <text:list-item>
                    <text:p text:style-name="P18"><text:span text:style-name="T22">T* </text:span></text:p>
                  </text:list-item>
                  <text:list-item>
                    <text:p text:style-name="P18"><text:span text:style-name="T22">Stk&lt;T&gt;::iterator</text:span></text:p>
                  </text:list-item>
                </text:list>
              </text:list-item>
            </text:list>
            <text:p text:style-name="P12"><text:span text:style-name="T22">are essentially identical on purpose --- iterators mimic pointers!</text:span></text:p>
            <text:p text:style-name="P12"><text:span text:style-name="T22"/></text:p>
            <text:p text:style-name="P12"><text:span text:style-name="T22">Can we write the code once?</text:span></text:p>
            <text:p text:style-name="P12"><text:span text:style-name="T22">Yes: template inside template</text:span><text:span text:style-name="T39"> (folder 2)</text:span></text:p>
            <text:p text:style-name="P12"><text:span text:style-name="T2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Class exercis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8" draw:text-style-name="P19" draw:layer="layout" svg:width="24.129cm" svg:height="15.662cm" svg:x="0.635cm" svg:y="2.752cm" presentation:class="outline" presentation:user-transformed="true">
          <draw:text-box>
            <text:p text:style-name="P12"><text:span text:style-name="T40">Write a function for summing all elements of a container. <text:s/></text:span></text:p>
            <text:p text:style-name="P12"><text:span text:style-name="T41">The function should work with all kinds of containers:</text:span></text:p>
            <text:list text:style-name="L3">
              <text:list-item>
                <text:p text:style-name="P12"><text:span text:style-name="T41">Native array;</text:span></text:p>
              </text:list-item>
              <text:list-item>
                <text:p text:style-name="P12"><text:span text:style-name="T41">Linked list;</text:span></text:p>
              </text:list-item>
              <text:list-item>
                <text:p text:style-name="P12"><text:span text:style-name="T41">vector;</text:span></text:p>
              </text:list-item>
              <text:list-item>
                <text:p text:style-name="P12"><text:span text:style-name="T41">user defined...</text:span></text:p>
              </text:list-item>
            </text:list>
            <text:p text:style-name="P12"><text:span text:style-name="T4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nsolas" svg:font-family="Consolas"/>
    <style:font-face style:name="Arial4" svg:font-family="Arial" style:font-family-generic="modern"/>
    <style:font-face style:name="Consolas1" svg:font-family="Consolas" style:font-family-generic="modern"/>
    <style:font-face style:name="Consolas2" svg:font-family="Consolas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6" svg:font-family="Arial" style:font-family-generic="modern" style:font-pitch="variable"/>
    <style:font-face style:name="Consolas3" svg:font-family="Consolas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6-02">2/6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30</meta:editing-cycles>
    <meta:print-date>1999-11-04T13:06:28</meta:print-date>
    <meta:creation-date>1999-10-10T10:49:40</meta:creation-date>
    <dc:date>2019-06-02T12:09:03.502622376</dc:date>
    <meta:editing-duration>P27DT13H37M7S</meta:editing-duration>
    <meta:generator>LibreOffice/6.1.5.2$Linux_X86_64 LibreOffice_project/10$Build-2</meta:generator>
    <dc:creator>Erel Segal-Halevi</dc:creator>
    <meta:document-statistic meta:object-count="127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7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